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699cm" svg:height="20.995cm" svg:x="0.116cm" svg:y="0.085cm">
          <draw:image xlink:href="../agile-france-2010-programme-court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9.699cm" svg:height="20.995cm" svg:x="0.116cm" svg:y="0.085cm">
          <draw:image xlink:href="../agile-france-2010-programme-court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ric Le Merdy</meta:initial-creator>
    <meta:creation-date>2010-05-26T01:45:22.85</meta:creation-date>
    <dc:date>2010-05-26T01:51:53.72</dc:date>
    <dc:creator>Eric Le Merdy</dc:creator>
    <meta:editing-duration>PT00H06M30S</meta:editing-duration>
    <meta:editing-cycles>2</meta:editing-cycles>
    <meta:generator>OpenOffice.org/3.1$Win32 OpenOffice.org_project/310m19$Build-9420</meta:generator>
    <meta:document-statistic meta:object-count="2"/>
  </office:meta>
</office:document-meta>
</file>